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urchschnittliche Anzahl Sitzplätze / Zug FV (z.B. 703 ICE 1, 2x 381 ICE2, 830 ICE 4 12-tlg.)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urchschnittliche Anzahl Sitzplätze / Zug S-Bahn/Regio (z.B. 184 BR 430 als Voll- oder Langzug)</text:p>
          </table:table-cell>
          <table:table-cell table:number-columns-repeated="5"/>
        </table:table-row>
        <table:table-row table:style-name="ro1">
          <table:table-cell table:formula="of:=FLOOR(150000000/365)" office:value-type="float" office:value="410958" calcext:value-type="float">
            <text:p>410958</text:p>
          </table:table-cell>
          <table:table-cell office:value-type="string" calcext:value-type="string">
            <text:p>Durchschnittliche Fahrgäste Fernverkehr/Tag</text:p>
          </table:table-cell>
          <table:table-cell table:number-columns-repeated="5"/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string" calcext:value-type="string">
            <text:p>Durchschnittliche Fahrgäste S-Bahn Stuttgart/Tag</text:p>
          </table:table-cell>
          <table:table-cell table:number-columns-repeated="5"/>
        </table:table-row>
        <table:table-row table:style-name="ro1">
          <table:table-cell table:formula="of:=6000000/8" office:value-type="float" office:value="750000" calcext:value-type="float">
            <text:p>750000</text:p>
          </table:table-cell>
          <table:table-cell office:value-type="string" calcext:value-type="string">
            <text:p>Durchschnittliche Fahrgäste Regionalverkehr BW/Tag (<text:a xlink:href="https://www-genesis.destatis.de/genesis/online?sequenz=tabelleErgebnis&amp;selectionname=46181-0015" xlink:type="simple">https://www-genesis.destatis.de/genesis/online?sequenz=tabelleErgebnis&amp;selectionname=46181-0015</text:a>)</text:p>
          </table:table-cell>
          <table:table-cell table:number-columns-repeated="5"/>
        </table:table-row>
        <table:table-row table:style-name="ro1">
          <table:table-cell table:formula="of:=ROUND(24000000/365)" office:value-type="float" office:value="65753" calcext:value-type="float">
            <text:p>65753</text:p>
          </table:table-cell>
          <table:table-cell office:value-type="string" calcext:value-type="string">
            <text:p>Zum Vergleich: Durchschnittliche Anzahl Fahrgäste/Tag Mannheim-Stuttgart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[1] Validierung einer Verdopplung der Fahrgastzahlen im Deutschlandtakt. Abschlussbericht Juni 2020 <text:a xlink:href="https://assets.ctfassets.net/scbs508bajse/6nSeSiD5udWlqbBnaFZCte/46e3beea7f7bbd32fd1f9f4fb40f7df9/Deutschlandtakt_Gutachterbericht_zur_Verdoppelung_der_Nachfrage_im_SPV.PDF" xlink:type="simple">https://assets.ctfassets.net/scbs508bajse/6nSeSiD5udWlqbBnaFZCte/46e3beea7f7bbd32fd1f9f4fb40f7df9/Deutschlandtakt_Gutachterbericht_zur_Verdoppelung_der_Nachfrage_im_SPV.PD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2] Anlage zur Sitzungsvorlage Nr. 272/2018 Verkehrsausschuss am 06.06.2018, Verband Region Stuttg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3] <text:a xlink:href="https://www.bahnprojekt-stuttgart-ulm.de/projekt/vorteile-und-nutzen/verkehrlicher-nutzen/" xlink:type="simple">https://www.bahnprojekt-stuttgart-ulm.de/projekt/vorteile-und-nutzen/verkehrlicher-nutzen/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4] <text:a xlink:href="https://www.deutschlandtakt.de/news-und-downloads/downloads/#articlefilter=netzgrafiken" xlink:type="simple">https://www.deutschlandtakt.de/news-und-downloads/downloads/#articlefilter=netzgrafike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5] <text:a xlink:href="https://www.umstieg-21.de/assets/files/Broschuere-Umstieg21-web.pdf" xlink:type="simple">https://www.umstieg-21.de/assets/files/Broschuere-Umstieg21-web.pd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6] <text:a xlink:href="https://www.fernbahn.de/datenbank/suche/" xlink:type="simple">https://www.fernbahn.de/datenbank/suche/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7] Fahrplanauskunft 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8] <text:a xlink:href="https://dserver.bundestag.de/btd/19/226/1922668.pdf" xlink:type="simple">https://dserver.bundestag.de/btd/19/226/1922668.pdf</text:a>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kalierung Fahrgastzeit</text:p>
          </table:table-cell>
        </table:table-row>
        <table:table-row table:style-name="ro1">
          <table:table-cell office:value-type="string" calcext:value-type="string">
            <text:p>TS-TU inkl. NBS</text:p>
          </table:table-cell>
          <table:table-cell table:number-columns-repeated="5"/>
          <table:table-cell table:formula="of:=[.A18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Mittlere Auslastung lt. [1]</text:p>
          </table:table-cell>
          <table:table-cell table:number-columns-repeated="4"/>
          <table:table-cell table:formula="of:=[.A19]/15435*2" office:value-type="float" office:value="0.0000453514739229025" calcext:value-type="float">
            <text:p>4.53514739229025E-05</text:p>
          </table:table-cell>
        </table:table-row>
        <table:table-row table:style-name="ro1">
          <table:table-cell table:formula="of:=63*2" office:value-type="float" office:value="126" calcext:value-type="float">
            <text:p>126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20]/15435*2" office:value-type="float" office:value="0.0163265306122449" calcext:value-type="float">
            <text:p>0.016326530612245</text:p>
          </table:table-cell>
        </table:table-row>
        <table:table-row table:style-name="ro1">
          <table:table-cell table:formula="of:=[.A20]*[.A19]*[.A$1]" office:value-type="float" office:value="30870" calcext:value-type="float">
            <text:p>30870</text:p>
          </table:table-cell>
          <table:table-cell office:value-type="string" calcext:value-type="string">
            <text:p>macht Fahrgäste pro Tag</text:p>
          </table:table-cell>
          <table:table-cell table:number-columns-repeated="4"/>
          <table:table-cell table:formula="of:=[.A21]/15435*2" office:value-type="float" office:value="4" calcext:value-type="float">
            <text:p>4</text:p>
          </table:table-cell>
        </table:table-row>
        <table:table-row table:style-name="ro1">
          <table:table-cell table:formula="of:=FLOOR([.A21]/[.A$3]*100)" office:value-type="float" office:value="7" calcext:value-type="float">
            <text:p>7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22]/15435*2" office:value-type="float" office:value="0.00090702947845805" calcext:value-type="float">
            <text:p>0.00090702947845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string" calcext:value-type="string">
            <text:p>Delta Fahrtzeit [3]</text:p>
          </table:table-cell>
          <table:table-cell table:number-columns-repeated="4"/>
          <table:table-cell table:formula="of:=[.A23]/15435*2" office:value-type="float" office:value="-0.00310981535471331" calcext:value-type="float">
            <text:p>-0.003109815354713</text:p>
          </table:table-cell>
        </table:table-row>
        <table:table-row table:style-name="ro1">
          <table:table-cell table:formula="of:=[.A23]*[.A21]" office:value-type="float" office:value="-740880" calcext:value-type="float">
            <text:p>-74088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24]/15435*2" office:value-type="float" office:value="-96" calcext:value-type="float">
            <text:p>-96</text:p>
          </table:table-cell>
        </table:table-row>
        <table:table-row table:style-name="ro1">
          <table:table-cell table:number-columns-repeated="6"/>
          <table:table-cell table:formula="of:=[.A25]/15435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-TSC</text:p>
          </table:table-cell>
          <table:table-cell table:number-columns-repeated="5"/>
          <table:table-cell table:formula="of:=[.A26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Mittlere Auslastung lt. [2]</text:p>
          </table:table-cell>
          <table:table-cell table:number-columns-repeated="4"/>
          <table:table-cell table:formula="of:=[.A27]/15435*2" office:value-type="float" office:value="0.0000842241658568189" calcext:value-type="float">
            <text:p>8.42241658568189E-05</text:p>
          </table:table-cell>
        </table:table-row>
        <table:table-row table:style-name="ro1">
          <table:table-cell table:formula="of:=(20*12*2)" office:value-type="float" office:value="480" calcext:value-type="float">
            <text:p>480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28]/15435*2" office:value-type="float" office:value="0.0621963070942663" calcext:value-type="float">
            <text:p>0.062196307094266</text:p>
          </table:table-cell>
        </table:table-row>
        <table:table-row table:style-name="ro1">
          <table:table-cell table:formula="of:=[.A28]*[.A27]*[.A$2]" office:value-type="float" office:value="124800" calcext:value-type="float">
            <text:p>124800</text:p>
          </table:table-cell>
          <table:table-cell office:value-type="string" calcext:value-type="string">
            <text:p>macht Fahrgäste pro Tag</text:p>
          </table:table-cell>
          <table:table-cell table:number-columns-repeated="4"/>
          <table:table-cell table:formula="of:=[.A29]/15435*2" office:value-type="float" office:value="16.1710398445092" calcext:value-type="float">
            <text:p>16.1710398445092</text:p>
          </table:table-cell>
        </table:table-row>
        <table:table-row table:style-name="ro1">
          <table:table-cell table:formula="of:=FLOOR([.A29]/[.A$4]*100)" office:value-type="float" office:value="28" calcext:value-type="float">
            <text:p>28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30]/15435*2" office:value-type="float" office:value="0.0036281179138322" calcext:value-type="float">
            <text:p>0.003628117913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Fahrtzeit [6,7]</text:p>
          </table:table-cell>
          <table:table-cell table:number-columns-repeated="4"/>
          <table:table-cell table:formula="of:=[.A31]/15435*2" office:value-type="float" office:value="0.000129575639779721" calcext:value-type="float">
            <text:p>0.00012957563978</text:p>
          </table:table-cell>
        </table:table-row>
        <table:table-row table:style-name="ro1">
          <table:table-cell table:formula="of:=[.A31]*[.A29]" office:value-type="float" office:value="124800" calcext:value-type="float">
            <text:p>1248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32]/15435*2" office:value-type="float" office:value="16.1710398445092" calcext:value-type="float">
            <text:p>16.1710398445092</text:p>
          </table:table-cell>
        </table:table-row>
        <table:table-row table:style-name="ro1">
          <table:table-cell table:number-columns-repeated="6"/>
          <table:table-cell table:formula="of:=[.A33]/15435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C-TP</text:p>
          </table:table-cell>
          <table:table-cell table:number-columns-repeated="5"/>
          <table:table-cell table:formula="of:=[.A34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Mittlere Auslastung lt. [2]</text:p>
          </table:table-cell>
          <table:table-cell table:number-columns-repeated="4"/>
          <table:table-cell table:formula="of:=[.A35]/15435*2" office:value-type="float" office:value="0.0000323939099449303" calcext:value-type="float">
            <text:p>3.23939099449303E-05</text:p>
          </table:table-cell>
        </table:table-row>
        <table:table-row table:style-name="ro1">
          <table:table-cell table:formula="of:=(20*4*2)" office:value-type="float" office:value="160" calcext:value-type="float">
            <text:p>160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36]/15435*2" office:value-type="float" office:value="0.0207321023647554" calcext:value-type="float">
            <text:p>0.020732102364756</text:p>
          </table:table-cell>
        </table:table-row>
        <table:table-row table:style-name="ro1">
          <table:table-cell table:formula="of:=[.A36]*[.A35]*[.A$2]*0.05" office:value-type="float" office:value="800" calcext:value-type="float">
            <text:p>800</text:p>
          </table:table-cell>
          <table:table-cell office:value-type="string" calcext:value-type="string">
            <text:p>macht Fahrgäste pro Tag</text:p>
          </table:table-cell>
          <table:table-cell table:number-columns-repeated="4"/>
          <table:table-cell table:formula="of:=[.A37]/15435*2" office:value-type="float" office:value="0.103660511823777" calcext:value-type="float">
            <text:p>0.103660511823777</text:p>
          </table:table-cell>
        </table:table-row>
        <table:table-row table:style-name="ro1">
          <table:table-cell table:formula="of:=FLOOR([.A37]/[.A$4]*100)" office:value-type="float" office:value="0" calcext:value-type="float">
            <text:p>0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38]/15435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lta Fahrtzeit [6,7]</text:p>
          </table:table-cell>
          <table:table-cell table:number-columns-repeated="4"/>
          <table:table-cell table:formula="of:=[.A39]/15435*2" office:value-type="float" office:value="0.00116618075801749" calcext:value-type="float">
            <text:p>0.001166180758018</text:p>
          </table:table-cell>
        </table:table-row>
        <table:table-row table:style-name="ro1">
          <table:table-cell table:formula="of:=[.A39]*[.A37]" office:value-type="float" office:value="7200" calcext:value-type="float">
            <text:p>72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40]/15435*2" office:value-type="float" office:value="0.932944606413994" calcext:value-type="float">
            <text:p>0.932944606413994</text:p>
          </table:table-cell>
        </table:table-row>
        <table:table-row table:style-name="ro1">
          <table:table-cell table:number-columns-repeated="6"/>
          <table:table-cell table:formula="of:=[.A41]/15435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-TSF</text:p>
          </table:table-cell>
          <table:table-cell table:number-columns-repeated="5"/>
          <table:table-cell table:formula="of:=[.A42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string" calcext:value-type="string">
            <text:p>Mittlere Auslastung lt. [2]</text:p>
          </table:table-cell>
          <table:table-cell table:number-columns-repeated="4"/>
          <table:table-cell table:formula="of:=[.A43]/15435*2" office:value-type="float" office:value="0.0000803368966634273" calcext:value-type="float">
            <text:p>8.03368966634273E-05</text:p>
          </table:table-cell>
        </table:table-row>
        <table:table-row table:style-name="ro1">
          <table:table-cell table:formula="of:=(20*12*2)" office:value-type="float" office:value="480" calcext:value-type="float">
            <text:p>480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44]/15435*2" office:value-type="float" office:value="0.0621963070942663" calcext:value-type="float">
            <text:p>0.062196307094266</text:p>
          </table:table-cell>
        </table:table-row>
        <table:table-row table:style-name="ro1">
          <table:table-cell table:formula="of:=[.A44]*[.A43]*[.A$2]" office:value-type="float" office:value="119040" calcext:value-type="float">
            <text:p>119040</text:p>
          </table:table-cell>
          <table:table-cell office:value-type="string" calcext:value-type="string">
            <text:p>macht Fahrgäste pro Tag</text:p>
          </table:table-cell>
          <table:table-cell table:number-columns-repeated="4"/>
          <table:table-cell table:formula="of:=[.A45]/15435*2" office:value-type="float" office:value="15.424684159378" calcext:value-type="float">
            <text:p>15.424684159378</text:p>
          </table:table-cell>
        </table:table-row>
        <table:table-row table:style-name="ro1">
          <table:table-cell table:formula="of:=FLOOR([.A45]/[.A$4]*100)" office:value-type="float" office:value="27" calcext:value-type="float">
            <text:p>27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46]/15435*2" office:value-type="float" office:value="0.00349854227405248" calcext:value-type="float">
            <text:p>0.003498542274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ta Fahrtzeit [6]</text:p>
          </table:table-cell>
          <table:table-cell table:number-columns-repeated="4"/>
          <table:table-cell table:formula="of:=[.A47]/15435*2" office:value-type="float" office:value="0.000259151279559443" calcext:value-type="float">
            <text:p>0.000259151279559</text:p>
          </table:table-cell>
        </table:table-row>
        <table:table-row table:style-name="ro1">
          <table:table-cell table:formula="of:=[.A47]*[.A45]" office:value-type="float" office:value="238080" calcext:value-type="float">
            <text:p>23808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48]/15435*2" office:value-type="float" office:value="30.8493683187561" calcext:value-type="float">
            <text:p>30.8493683187561</text:p>
          </table:table-cell>
        </table:table-row>
        <table:table-row table:style-name="ro1">
          <table:table-cell table:number-columns-repeated="6"/>
          <table:table-cell table:formula="of:=[.A49]/15435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-TSFL S-Bahn</text:p>
          </table:table-cell>
          <table:table-cell table:number-columns-repeated="5"/>
          <table:table-cell table:formula="of:=[.A50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string" calcext:value-type="string">
            <text:p>Mittlere Auslastung lt. [2]</text:p>
          </table:table-cell>
          <table:table-cell table:number-columns-repeated="4"/>
          <table:table-cell table:formula="of:=[.A51]/15435*2" office:value-type="float" office:value="0.0000583090379008746" calcext:value-type="float">
            <text:p>5.83090379008746E-05</text:p>
          </table:table-cell>
        </table:table-row>
        <table:table-row table:style-name="ro1">
          <table:table-cell table:formula="of:=(20*4*2)" office:value-type="float" office:value="160" calcext:value-type="float">
            <text:p>160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52]/15435*2" office:value-type="float" office:value="0.0207321023647554" calcext:value-type="float">
            <text:p>0.020732102364756</text:p>
          </table:table-cell>
        </table:table-row>
        <table:table-row table:style-name="ro1">
          <table:table-cell table:formula="of:=[.A52]*[.A51]*[.A$2]" office:value-type="float" office:value="28800" calcext:value-type="float">
            <text:p>28800</text:p>
          </table:table-cell>
          <table:table-cell office:value-type="string" calcext:value-type="string">
            <text:p>macht Fahrgäste pro Tag</text:p>
          </table:table-cell>
          <table:table-cell table:number-columns-repeated="4"/>
          <table:table-cell table:formula="of:=[.A53]/15435*2" office:value-type="float" office:value="3.73177842565598" calcext:value-type="float">
            <text:p>3.73177842565598</text:p>
          </table:table-cell>
        </table:table-row>
        <table:table-row table:style-name="ro1">
          <table:table-cell table:formula="of:=FLOOR([.A53]/[.A$4]*100)" office:value-type="float" office:value="6" calcext:value-type="float">
            <text:p>6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54]/15435*2" office:value-type="float" office:value="0.000777453838678328" calcext:value-type="float">
            <text:p>0.00077745383867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Delta Fahrtzeit [3]</text:p>
          </table:table-cell>
          <table:table-cell table:number-columns-repeated="4"/>
          <table:table-cell table:formula="of:=[.A55]/15435*2" office:value-type="float" office:value="-0.00246193715581471" calcext:value-type="float">
            <text:p>-0.002461937155815</text:p>
          </table:table-cell>
        </table:table-row>
        <table:table-row table:style-name="ro1">
          <table:table-cell table:formula="of:=[.A55]*[.A53]" office:value-type="float" office:value="-547200" calcext:value-type="float">
            <text:p>-5472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56]/15435*2" office:value-type="float" office:value="-70.9037900874636" calcext:value-type="float">
            <text:p>-70.9037900874636</text:p>
          </table:table-cell>
        </table:table-row>
        <table:table-row table:style-name="ro1">
          <table:table-cell table:number-columns-repeated="6"/>
          <table:table-cell table:formula="of:=[.A57]/15435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-Nürtingen über TSFL</text:p>
          </table:table-cell>
          <table:table-cell table:number-columns-repeated="5"/>
          <table:table-cell table:formula="of:=[.A58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Mittlere Auslastung (geschätzt)</text:p>
          </table:table-cell>
          <table:table-cell table:number-columns-repeated="4"/>
          <table:table-cell table:formula="of:=[.A59]/15435*2" office:value-type="float" office:value="0.0000647878198898607" calcext:value-type="float">
            <text:p>6.47878198898607E-05</text:p>
          </table:table-cell>
        </table:table-row>
        <table:table-row table:style-name="ro1">
          <table:table-cell table:formula="of:=(20*3*2)" office:value-type="float" office:value="120" calcext:value-type="float">
            <text:p>120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60]/15435*2" office:value-type="float" office:value="0.0155490767735666" calcext:value-type="float">
            <text:p>0.015549076773567</text:p>
          </table:table-cell>
        </table:table-row>
        <table:table-row table:style-name="ro1">
          <table:table-cell table:formula="of:=[.A60]*[.A59]*[.A$2]" office:value-type="float" office:value="24000" calcext:value-type="float">
            <text:p>24000</text:p>
          </table:table-cell>
          <table:table-cell office:value-type="string" calcext:value-type="string">
            <text:p>macht Fahrgäste pro Tag</text:p>
          </table:table-cell>
          <table:table-cell table:number-columns-repeated="4"/>
          <table:table-cell table:formula="of:=[.A61]/15435*2" office:value-type="float" office:value="3.10981535471331" calcext:value-type="float">
            <text:p>3.10981535471331</text:p>
          </table:table-cell>
        </table:table-row>
        <table:table-row table:style-name="ro1">
          <table:table-cell table:formula="of:=FLOOR([.A61]/[.A$5]*100)" office:value-type="float" office:value="3" calcext:value-type="float">
            <text:p>3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62]/15435*2" office:value-type="float" office:value="0.000388726919339164" calcext:value-type="float">
            <text:p>0.00038872691933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Delta Fahrtzeit [3]</text:p>
          </table:table-cell>
          <table:table-cell table:number-columns-repeated="4"/>
          <table:table-cell table:formula="of:=[.A63]/15435*2" office:value-type="float" office:value="-0.00194363459669582" calcext:value-type="float">
            <text:p>-0.001943634596696</text:p>
          </table:table-cell>
        </table:table-row>
        <table:table-row table:style-name="ro1">
          <table:table-cell table:formula="of:=[.A63]*[.A61]" office:value-type="float" office:value="-360000" calcext:value-type="float">
            <text:p>-3600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64]/15435*2" office:value-type="float" office:value="-46.6472303206997" calcext:value-type="float">
            <text:p>-46.6472303206997</text:p>
          </table:table-cell>
        </table:table-row>
        <table:table-row table:style-name="ro1">
          <table:table-cell table:number-columns-repeated="6"/>
          <table:table-cell table:formula="of:=[.A65]/15435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-TU exkl. NBS</text:p>
          </table:table-cell>
          <table:table-cell table:number-columns-repeated="5"/>
          <table:table-cell table:formula="of:=[.A66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Mittlere Auslastung lt. [1]</text:p>
          </table:table-cell>
          <table:table-cell table:number-columns-repeated="4"/>
          <table:table-cell table:formula="of:=[.A67]/15435*2" office:value-type="float" office:value="0.0000453514739229025" calcext:value-type="float">
            <text:p>4.53514739229025E-05</text:p>
          </table:table-cell>
        </table:table-row>
        <table:table-row table:style-name="ro1">
          <table:table-cell table:formula="of:=63*2" office:value-type="float" office:value="126" calcext:value-type="float">
            <text:p>126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68]/15435*2" office:value-type="float" office:value="0.0163265306122449" calcext:value-type="float">
            <text:p>0.016326530612245</text:p>
          </table:table-cell>
        </table:table-row>
        <table:table-row table:style-name="ro1">
          <table:table-cell table:formula="of:=[.A68]*[.A67]*[.A$1]" office:value-type="float" office:value="30870" calcext:value-type="float">
            <text:p>30870</text:p>
          </table:table-cell>
          <table:table-cell office:value-type="string" calcext:value-type="string">
            <text:p>macht Fahrgäste pro Tag</text:p>
          </table:table-cell>
          <table:table-cell table:number-columns-repeated="4"/>
          <table:table-cell table:formula="of:=[.A69]/15435*2" office:value-type="float" office:value="4" calcext:value-type="float">
            <text:p>4</text:p>
          </table:table-cell>
        </table:table-row>
        <table:table-row table:style-name="ro1">
          <table:table-cell table:formula="of:=FLOOR([.A69]/[.A$3]*100)" office:value-type="float" office:value="7" calcext:value-type="float">
            <text:p>7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70]/15435*2" office:value-type="float" office:value="0.00090702947845805" calcext:value-type="float">
            <text:p>0.00090702947845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Delta Fahrtzeit [5]</text:p>
          </table:table-cell>
          <table:table-cell table:number-columns-repeated="4"/>
          <table:table-cell table:formula="of:=[.A71]/15435*2" office:value-type="float" office:value="-0.000518302559118886" calcext:value-type="float">
            <text:p>-0.000518302559119</text:p>
          </table:table-cell>
        </table:table-row>
        <table:table-row table:style-name="ro1">
          <table:table-cell table:formula="of:=[.A71]*[.A69]" office:value-type="float" office:value="-123480" calcext:value-type="float">
            <text:p>-12348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72]/15435*2" office:value-type="float" office:value="-16" calcext:value-type="float">
            <text:p>-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übingen-Schorndorf</text:p>
          </table:table-cell>
          <table:table-cell table:number-columns-repeated="2"/>
          <table:table-cell office:value-type="string" calcext:value-type="string">
            <text:p>(Diese Verbindung wird für S21 nicht von der Bahn beworben. Ähnliche beworbene Verbindungen, z.B. Tübingen-Aalen, sind aber Stand 2020 schon ähnlich schnell, wie sie mit S21 werden sollen.)</text:p>
          </table:table-cell>
          <table:table-cell table:number-columns-repeated="2"/>
          <table:table-cell table:formula="of:=[.A74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Mittlere Auslastung (geschätzt)</text:p>
          </table:table-cell>
          <table:table-cell table:number-columns-repeated="4"/>
          <table:table-cell table:formula="of:=[.A75]/15435*2" office:value-type="float" office:value="0.0000647878198898607" calcext:value-type="float">
            <text:p>6.47878198898607E-05</text:p>
          </table:table-cell>
        </table:table-row>
        <table:table-row table:style-name="ro1">
          <table:table-cell/>
          <table:table-cell office:value-type="string" calcext:value-type="string">
            <text:p>Angebot # Züge</text:p>
          </table:table-cell>
          <table:table-cell table:number-columns-repeated="4"/>
          <table:table-cell table:formula="of:=[.A76]/15435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acht Fahrgäste pro Tag (Schätzung)</text:p>
          </table:table-cell>
          <table:table-cell table:number-columns-repeated="4"/>
          <table:table-cell table:formula="of:=[.A77]/15435*2" office:value-type="float" office:value="0.0647878198898607" calcext:value-type="float">
            <text:p>0.064787819889861</text:p>
          </table:table-cell>
        </table:table-row>
        <table:table-row table:style-name="ro1">
          <table:table-cell table:formula="of:=FLOOR([.A77]/[.A$5]*100)" office:value-type="float" office:value="0" calcext:value-type="float">
            <text:p>0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78]/15435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Delta Fahrtzeit [4,7]</text:p>
          </table:table-cell>
          <table:table-cell table:number-columns-repeated="4"/>
          <table:table-cell table:formula="of:=[.A79]/15435*2" office:value-type="float" office:value="-0.00194363459669582" calcext:value-type="float">
            <text:p>-0.001943634596696</text:p>
          </table:table-cell>
        </table:table-row>
        <table:table-row table:style-name="ro1">
          <table:table-cell table:formula="of:=[.A79]*[.A77]" office:value-type="float" office:value="-7500" calcext:value-type="float">
            <text:p>-75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80]/15435*2" office:value-type="float" office:value="-0.971817298347911" calcext:value-type="float">
            <text:p>-0.9718172983479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sburg-Esslingen</text:p>
          </table:table-cell>
          <table:table-cell table:number-columns-repeated="5"/>
          <table:table-cell table:formula="of:=[.A82]/15435*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Mittlere Auslastung (geschätzt)</text:p>
          </table:table-cell>
          <table:table-cell table:number-columns-repeated="4"/>
          <table:table-cell table:formula="of:=[.A83]/15435*2" office:value-type="float" office:value="0.0000647878198898607" calcext:value-type="float">
            <text:p>6.47878198898607E-05</text:p>
          </table:table-cell>
        </table:table-row>
        <table:table-row table:style-name="ro1">
          <table:table-cell table:formula="of:=(20*2*2)" office:value-type="float" office:value="80" calcext:value-type="float">
            <text:p>80</text:p>
          </table:table-cell>
          <table:table-cell office:value-type="string" calcext:value-type="string">
            <text:p>Angebot # Züge</text:p>
          </table:table-cell>
          <table:table-cell table:number-columns-repeated="4"/>
          <table:table-cell table:formula="of:=[.A84]/15435*2" office:value-type="float" office:value="0.0103660511823777" calcext:value-type="float">
            <text:p>0.010366051182378</text:p>
          </table:table-cell>
        </table:table-row>
        <table:table-row table:style-name="ro1">
          <table:table-cell table:formula="of:=[.A84]*[.A83]*[.A$2]*0.3" office:value-type="float" office:value="4800" calcext:value-type="float">
            <text:p>4800</text:p>
          </table:table-cell>
          <table:table-cell office:value-type="string" calcext:value-type="string">
            <text:p>macht Fahrgäste pro Tag (Schätzung, Esslingen 27000 Reisende pro Tag [8])</text:p>
          </table:table-cell>
          <table:table-cell table:number-columns-repeated="4"/>
          <table:table-cell table:formula="of:=[.A85]/15435*2" office:value-type="float" office:value="0.621963070942663" calcext:value-type="float">
            <text:p>0.621963070942663</text:p>
          </table:table-cell>
        </table:table-row>
        <table:table-row table:style-name="ro1">
          <table:table-cell table:formula="of:=FLOOR([.A85]/[.A$4]*100)" office:value-type="float" office:value="1" calcext:value-type="float">
            <text:p>1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4"/>
          <table:table-cell table:formula="of:=[.A86]/15435*2" office:value-type="float" office:value="0.000129575639779721" calcext:value-type="float">
            <text:p>0.0001295756397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Delta Fahrtzeit [3]</text:p>
          </table:table-cell>
          <table:table-cell table:number-columns-repeated="4"/>
          <table:table-cell table:formula="of:=[.A87]/15435*2" office:value-type="float" office:value="-0.00155490767735666" calcext:value-type="float">
            <text:p>-0.001554907677357</text:p>
          </table:table-cell>
        </table:table-row>
        <table:table-row table:style-name="ro1">
          <table:table-cell table:formula="of:=[.A87]*[.A85]" office:value-type="float" office:value="-57600" calcext:value-type="float">
            <text:p>-576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88]/15435*2" office:value-type="float" office:value="-7.46355685131196" calcext:value-type="float">
            <text:p>-7.46355685131196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künfte + Abfahrten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SUM([.A2:.B2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SUM([.A3:.B3])"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Abfahrt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nkunft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Züge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Zürich</text:p>
          </table:table-cell>
          <table:table-cell office:value-type="string" calcext:value-type="string">
            <text:p>Löwenstraße 4 Gleise</text:p>
          </table:table-cell>
          <table:table-cell/>
          <table:table-cell office:value-type="string" calcext:value-type="string">
            <text:p>file:///home/robin/Downloads/ZUE_201213_ab_3000.pd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0:13:23.55429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21:35:56.227499652</meta:creation-date>
    <dc:date>2021-07-18T23:43:50.813271840</dc:date>
    <meta:editing-duration>PT12H46M1S</meta:editing-duration>
    <meta:editing-cycles>5</meta:editing-cycles>
    <meta:generator>LibreOffice/6.0.7.3$Linux_X86_64 LibreOffice_project/00m0$Build-3</meta:generator>
    <meta:document-statistic meta:table-count="2" meta:cell-count="228" meta:object-count="0"/>
  </office:meta>
</office:document-meta>
</file>